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5" style:family="paragraph" style:parent-style-name="Table_20_Contents">
      <style:text-properties officeooo:rsid="008af966" officeooo:paragraph-rsid="008af966"/>
    </style:style>
    <style:style style:name="P56" style:family="paragraph" style:parent-style-name="Table_20_Contents">
      <style:text-properties officeooo:rsid="008beb34" officeooo:paragraph-rsid="008beb34"/>
    </style:style>
    <style:style style:name="P57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8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59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0" style:family="paragraph" style:parent-style-name="Table_20_Contents">
      <style:text-properties officeooo:rsid="008bf107" officeooo:paragraph-rsid="008bf107"/>
    </style:style>
    <style:style style:name="P61" style:family="paragraph" style:parent-style-name="Table_20_Contents">
      <style:text-properties officeooo:rsid="008cd727" officeooo:paragraph-rsid="008cd727"/>
    </style:style>
    <style:style style:name="P62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3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4" style:family="paragraph" style:parent-style-name="Table_20_Contents">
      <style:text-properties officeooo:rsid="008fffe5" officeooo:paragraph-rsid="008fffe5"/>
    </style:style>
    <style:style style:name="P65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6" style:family="paragraph" style:parent-style-name="Table_20_Contents">
      <style:text-properties officeooo:rsid="009036f3" officeooo:paragraph-rsid="009036f3"/>
    </style:style>
    <style:style style:name="P67" style:family="paragraph" style:parent-style-name="Table_20_Contents">
      <style:text-properties officeooo:rsid="0090ff07" officeooo:paragraph-rsid="0090ff07"/>
    </style:style>
    <style:style style:name="P68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69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0" style:family="paragraph" style:parent-style-name="Table_20_Contents">
      <style:text-properties officeooo:rsid="0091a82b" officeooo:paragraph-rsid="0091a82b"/>
    </style:style>
    <style:style style:name="P71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72" style:family="paragraph" style:parent-style-name="Heading_20_2" style:list-style-name=""/>
    <style:style style:name="P73" style:family="paragraph" style:parent-style-name="Heading_20_2">
      <style:paragraph-properties fo:break-before="page"/>
    </style:style>
    <style:style style:name="P74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5" style:family="paragraph" style:parent-style-name="Table_20_Contents">
      <style:text-properties officeooo:rsid="0094bf87" officeooo:paragraph-rsid="0094bf87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5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7" office:value-type="string">
            <text:p text:style-name="P37">Miscellaneous operations.</text:p>
          </table:table-cell>
        </table:table-row>
        <table:table-row>
          <table:table-cell table:style-name="Table3.A2" table:number-rows-spanned="7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7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7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7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1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1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3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7</text:p>
          </table:table-cell>
          <table:table-cell table:style-name="Table3.C23" office:value-type="string">
            <text:p text:style-name="P55">Draw image at P01,P4 is image ID, current size and flip</text:p>
          </table:table-cell>
        </table:table-row>
        <table:table-row>
          <table:table-cell table:style-name="Table3.A2" table:number-rows-spanned="5" office:value-type="string">
            <text:p text:style-name="P59">6</text:p>
          </table:table-cell>
          <table:table-cell table:style-name="Table3.A2" office:value-type="string">
            <text:p text:style-name="P62">1</text:p>
          </table:table-cell>
          <table:table-cell table:style-name="Table3.C23" office:value-type="string">
            <text:p text:style-name="P60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2</text:p>
          </table:table-cell>
          <table:table-cell table:style-name="Table3.C23" office:value-type="string">
            <text:p text:style-name="P61">Update Sprite P0 : Position is (P1P2,P3P4) Image is P5 (bits 0-5 are sprite number, bit 6 indicates 32 bit – NOT the same as the image number in the graphics system, bit 7 is clear), P6 the flip value (bit 0 horizontal, bit 1 vertical, bit 2-7 clear).</text:p>
            <text:p text:style-name="P61">To not update a value set its byte values to $80 (or $8080 for a coordinate). The coordinates cannot be set independently</text:p>
            <text:p text:style-name="P67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3</text:p>
          </table:table-cell>
          <table:table-cell table:style-name="Table3.C23" office:value-type="string">
            <text:p text:style-name="P60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3">4</text:p>
          </table:table-cell>
          <table:table-cell table:style-name="Table3.C23" office:value-type="string">
            <text:p text:style-name="P64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5</text:p>
          </table:table-cell>
          <table:table-cell table:style-name="Table3.C23" office:value-type="string">
            <text:p text:style-name="P66">Return coordinates of sprite P0 in P1P2,P3P4</text:p>
          </table:table-cell>
        </table:table-row>
        <table:table-row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7">1</text:p>
          </table:table-cell>
          <table:table-cell table:style-name="Table3.C30" office:value-type="string">
            <text:p text:style-name="P56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5" office:value-type="string">
            <text:p text:style-name="P68">8</text:p>
          </table:table-cell>
          <table:table-cell table:style-name="Table3.A2" office:value-type="string">
            <text:p text:style-name="P69">1</text:p>
          </table:table-cell>
          <table:table-cell table:style-name="Table3.C30" office:value-type="string">
            <text:p text:style-name="P70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2</text:p>
          </table:table-cell>
          <table:table-cell table:style-name="Table3.C30" office:value-type="string">
            <text:p text:style-name="P70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3</text:p>
          </table:table-cell>
          <table:table-cell table:style-name="Table3.C30" office:value-type="string">
            <text:p text:style-name="P70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4</text:p>
          </table:table-cell>
          <table:table-cell table:style-name="Table3.C30" office:value-type="string">
            <text:p text:style-name="P70">Queue a sound : P0 = channel, P1P2 = frequency P3P4 = duration in ms, P5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4">5</text:p>
          </table:table-cell>
          <table:table-cell table:style-name="Table3.C35" office:value-type="string">
            <text:p text:style-name="P75">Play sound effect P1 on channel P0</text:p>
          </table:table-cell>
        </table:table-row>
      </table:table>
      <text:p text:style-name="P5"/>
      <text:h text:style-name="P72" text:outline-level="2"/>
      <text:h text:style-name="P73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53">22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10T10:13:38.273746715</dc:date>
    <meta:editing-duration>PT2H11M37S</meta:editing-duration>
    <meta:editing-cycles>93</meta:editing-cycles>
    <meta:generator>LibreOffice/7.6.4.1$Linux_X86_64 LibreOffice_project/60$Build-1</meta:generator>
    <meta:print-date>2024-01-09T08:55:49.100012490</meta:print-date>
    <meta:printed-by>PDF files</meta:printed-by>
    <meta:document-statistic meta:table-count="4" meta:image-count="0" meta:object-count="0" meta:page-count="5" meta:paragraph-count="204" meta:word-count="1097" meta:character-count="5800" meta:non-whitespace-character-count="4856"/>
  </office:meta>
</office:document-meta>
</file>